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o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uccinct</text:p>
          </table:table-cell>
          <table:table-cell office:value-type="string" calcext:value-type="string">
            <text:p>M=1.22</text:p>
          </table:table-cell>
          <table:table-cell office:value-type="string" calcext:value-type="string">
            <text:p>classic TT</text:p>
          </table:table-cell>
          <table:table-cell office:value-type="string" calcext:value-type="string">
            <text:p>TT repair old</text:p>
          </table:table-cell>
          <table:table-cell office:value-type="string" calcext:value-type="string">
            <text:p>TreeRePair</text:p>
          </table:table-cell>
          <table:table-cell table:style-name="ce1" office:value-type="string" calcext:value-type="string">
            <text:p>ratio TT classic/rep</text:p>
          </table:table-cell>
          <table:table-cell office:value-type="string" calcext:value-type="string">
            <text:p>ratio TT rep/old</text:p>
          </table:table-cell>
          <table:table-cell office:value-type="string" calcext:value-type="string">
            <text:p>CR TT repair</text:p>
          </table:table-cell>
          <table:table-cell office:value-type="string" calcext:value-type="string">
            <text:p>CR TT classic</text:p>
          </table:table-cell>
          <table:table-cell office:value-type="string" calcext:value-type="string">
            <text:p>CR TT repair old</text:p>
          </table:table-cell>
          <table:table-cell/>
          <table:table-cell table:style-name="ce1" office:value-type="string" calcext:value-type="string">
            <text:p>TT rep/TRP</text:p>
          </table:table-cell>
          <table:table-cell table:style-name="ce1" office:value-type="string" calcext:value-type="string">
            <text:p>TT classic/TRP</text:p>
          </table:table-cell>
        </table:table-row>
        <table:table-row table:style-name="ro1">
          <table:table-cell office:value-type="string" calcext:value-type="string">
            <text:p>1998statistics.xml</text:p>
          </table:table-cell>
          <table:table-cell office:value-type="float" office:value="147404" calcext:value-type="float">
            <text:p>147404</text:p>
          </table:table-cell>
          <table:table-cell office:value-type="float" office:value="6957" calcext:value-type="float">
            <text:p>6957</text:p>
          </table:table-cell>
          <table:table-cell office:value-type="float" office:value="6455" calcext:value-type="float">
            <text:p>6455</text:p>
          </table:table-cell>
          <table:table-cell office:value-type="float" office:value="6439" calcext:value-type="float">
            <text:p>6439</text:p>
          </table:table-cell>
          <table:table-cell table:formula="of:=692*8" office:value-type="float" office:value="5536" calcext:value-type="float">
            <text:p>5536</text:p>
          </table:table-cell>
          <table:table-cell table:formula="of:=[.D2]/[.C2]" office:value-type="float" office:value="0.927842460830818" calcext:value-type="float">
            <text:p>0.9278424608</text:p>
          </table:table-cell>
          <table:table-cell table:formula="of:=[.C2]/[.E2]" office:value-type="float" office:value="1.08044727442149" calcext:value-type="float">
            <text:p>1.0804472744</text:p>
          </table:table-cell>
          <table:table-cell table:formula="of:=[.B2]/[.C2]" office:value-type="float" office:value="21.187868334052" calcext:value-type="float">
            <text:p>21.1878683341</text:p>
          </table:table-cell>
          <table:table-cell table:formula="of:=[.B2]/[.D2]" office:value-type="float" office:value="22.8356312935709" calcext:value-type="float">
            <text:p>22.8356312936</text:p>
          </table:table-cell>
          <table:table-cell table:formula="of:=[.B2]/[.E2]" office:value-type="float" office:value="22.892374592328" calcext:value-type="float">
            <text:p>22.8923745923</text:p>
          </table:table-cell>
          <table:table-cell/>
          <table:table-cell table:formula="of:=[.C2]/[.F2]" office:value-type="float" office:value="1.25668352601156" calcext:value-type="float">
            <text:p>1.256683526</text:p>
          </table:table-cell>
          <table:table-cell table:formula="of:=[.D2]/[.F2]" office:value-type="float" office:value="1.16600433526012" calcext:value-type="float">
            <text:p>1.1660043353</text:p>
          </table:table-cell>
        </table:table-row>
        <table:table-row table:style-name="ro1">
          <table:table-cell office:value-type="string" calcext:value-type="string">
            <text:p>dblp_small.xml</text:p>
          </table:table-cell>
          <table:table-cell office:value-type="float" office:value="17325184" calcext:value-type="float">
            <text:p>17325184</text:p>
          </table:table-cell>
          <table:table-cell office:value-type="float" office:value="2346996" calcext:value-type="float">
            <text:p>2346996</text:p>
          </table:table-cell>
          <table:table-cell office:value-type="float" office:value="2653077" calcext:value-type="float">
            <text:p>2653077</text:p>
          </table:table-cell>
          <table:table-cell office:value-type="float" office:value="2408622" calcext:value-type="float">
            <text:p>2408622</text:p>
          </table:table-cell>
          <table:table-cell table:formula="of:=231149*8" office:value-type="float" office:value="1849192" calcext:value-type="float">
            <text:p>1849192</text:p>
          </table:table-cell>
          <table:table-cell table:formula="of:=[.D3]/[.C3]" office:value-type="float" office:value="1.13041394190702" calcext:value-type="float">
            <text:p>1.1304139419</text:p>
          </table:table-cell>
          <table:table-cell table:formula="of:=[.C3]/[.E3]" office:value-type="float" office:value="0.974414416209766" calcext:value-type="float">
            <text:p>0.9744144162</text:p>
          </table:table-cell>
          <table:table-cell table:formula="of:=[.B3]/[.C3]" office:value-type="float" office:value="7.38185493285886" calcext:value-type="float">
            <text:p>7.3818549329</text:p>
          </table:table-cell>
          <table:table-cell table:formula="of:=[.B3]/[.D3]" office:value-type="float" office:value="6.53022283182885" calcext:value-type="float">
            <text:p>6.5302228318</text:p>
          </table:table-cell>
          <table:table-cell table:formula="of:=[.B3]/[.E3]" office:value-type="float" office:value="7.19298586494685" calcext:value-type="float">
            <text:p>7.1929858649</text:p>
          </table:table-cell>
          <table:table-cell/>
          <table:table-cell table:formula="of:=[.C3]/[.F3]" office:value-type="float" office:value="1.26920081851966" calcext:value-type="float">
            <text:p>1.2692008185</text:p>
          </table:table-cell>
          <table:table-cell table:formula="of:=[.D3]/[.F3]" office:value-type="float" office:value="1.43472230033442" calcext:value-type="float">
            <text:p>1.4347223003</text:p>
          </table:table-cell>
        </table:table-row>
        <table:table-row table:style-name="ro1">
          <table:table-cell office:value-type="string" calcext:value-type="string">
            <text:p>dblp.xml</text:p>
          </table:table-cell>
          <table:table-cell office:value-type="float" office:value="109921279" calcext:value-type="float">
            <text:p>109921279</text:p>
          </table:table-cell>
          <table:table-cell office:value-type="float" office:value="11617167" calcext:value-type="float">
            <text:p>11617167</text:p>
          </table:table-cell>
          <table:table-cell office:value-type="float" office:value="12282443" calcext:value-type="float">
            <text:p>12282443</text:p>
          </table:table-cell>
          <table:table-cell office:value-type="float" office:value="11053461" calcext:value-type="float">
            <text:p>11053461</text:p>
          </table:table-cell>
          <table:table-cell table:formula="of:=8*1093533" office:value-type="float" office:value="8748264" calcext:value-type="float">
            <text:p>8748264</text:p>
          </table:table-cell>
          <table:table-cell table:formula="of:=[.D4]/[.C4]" office:value-type="float" office:value="1.05726662963526" calcext:value-type="float">
            <text:p>1.0572666296</text:p>
          </table:table-cell>
          <table:table-cell table:formula="of:=[.C4]/[.E4]" office:value-type="float" office:value="1.05099814438211" calcext:value-type="float">
            <text:p>1.0509981444</text:p>
          </table:table-cell>
          <table:table-cell table:formula="of:=[.B4]/[.C4]" office:value-type="float" office:value="9.46196942851902" calcext:value-type="float">
            <text:p>9.4619694285</text:p>
          </table:table-cell>
          <table:table-cell table:formula="of:=[.B4]/[.D4]" office:value-type="float" office:value="8.94946379966917" calcext:value-type="float">
            <text:p>8.9494637997</text:p>
          </table:table-cell>
          <table:table-cell table:formula="of:=[.B4]/[.E4]" office:value-type="float" office:value="9.94451231157372" calcext:value-type="float">
            <text:p>9.9445123116</text:p>
          </table:table-cell>
          <table:table-cell/>
          <table:table-cell table:formula="of:=[.C4]/[.F4]" office:value-type="float" office:value="1.32793969180628" calcext:value-type="float">
            <text:p>1.3279396918</text:p>
          </table:table-cell>
          <table:table-cell table:formula="of:=[.D4]/[.F4]" office:value-type="float" office:value="1.40398632231492" calcext:value-type="float">
            <text:p>1.4039863223</text:p>
          </table:table-cell>
        </table:table-row>
        <table:table-row table:style-name="ro1">
          <table:table-cell office:value-type="string" calcext:value-type="string">
            <text:p>enwiki-...-articles12.xml</text:p>
          </table:table-cell>
          <table:table-cell office:value-type="float" office:value="63215230" calcext:value-type="float">
            <text:p>63215230</text:p>
          </table:table-cell>
          <table:table-cell office:value-type="float" office:value="4351812" calcext:value-type="float">
            <text:p>4351812</text:p>
          </table:table-cell>
          <table:table-cell office:value-type="float" office:value="4256118" calcext:value-type="float">
            <text:p>4256118</text:p>
          </table:table-cell>
          <table:table-cell office:value-type="float" office:value="3585682" calcext:value-type="float">
            <text:p>3585682</text:p>
          </table:table-cell>
          <table:table-cell table:formula="of:=8*379410" office:value-type="float" office:value="3035280" calcext:value-type="float">
            <text:p>3035280</text:p>
          </table:table-cell>
          <table:table-cell table:formula="of:=[.D5]/[.C5]" office:value-type="float" office:value="0.978010539058213" calcext:value-type="float">
            <text:p>0.9780105391</text:p>
          </table:table-cell>
          <table:table-cell table:formula="of:=[.C5]/[.E5]" office:value-type="float" office:value="1.21366367681239" calcext:value-type="float">
            <text:p>1.2136636768</text:p>
          </table:table-cell>
          <table:table-cell table:formula="of:=[.B5]/[.C5]" office:value-type="float" office:value="14.5261858738383" calcext:value-type="float">
            <text:p>14.5261858738</text:p>
          </table:table-cell>
          <table:table-cell table:formula="of:=[.B5]/[.D5]" office:value-type="float" office:value="14.8527907355952" calcext:value-type="float">
            <text:p>14.8527907356</text:p>
          </table:table-cell>
          <table:table-cell table:formula="of:=[.B5]/[.E5]" office:value-type="float" office:value="17.6299041577028" calcext:value-type="float">
            <text:p>17.6299041577</text:p>
          </table:table-cell>
          <table:table-cell/>
          <table:table-cell table:formula="of:=[.C5]/[.F5]" office:value-type="float" office:value="1.43374318020084" calcext:value-type="float">
            <text:p>1.4337431802</text:p>
          </table:table-cell>
          <table:table-cell table:formula="of:=[.D5]/[.F5]" office:value-type="float" office:value="1.40221594053926" calcext:value-type="float">
            <text:p>1.4022159405</text:p>
          </table:table-cell>
        </table:table-row>
        <table:table-row table:style-name="ro1">
          <table:table-cell office:value-type="string" calcext:value-type="string">
            <text:p>enwiki-new.xml</text:p>
          </table:table-cell>
          <table:table-cell office:value-type="float" office:value="20779072" calcext:value-type="float">
            <text:p>20779072</text:p>
          </table:table-cell>
          <table:table-cell office:value-type="float" office:value="1547292" calcext:value-type="float">
            <text:p>1547292</text:p>
          </table:table-cell>
          <table:table-cell office:value-type="float" office:value="1632336" calcext:value-type="float">
            <text:p>1632336</text:p>
          </table:table-cell>
          <table:table-cell office:value-type="float" office:value="1444212" calcext:value-type="float">
            <text:p>1444212</text:p>
          </table:table-cell>
          <table:table-cell table:formula="of:=8*126082" office:value-type="float" office:value="1008656" calcext:value-type="float">
            <text:p>1008656</text:p>
          </table:table-cell>
          <table:table-cell table:formula="of:=[.D6]/[.C6]" office:value-type="float" office:value="1.05496312266851" calcext:value-type="float">
            <text:p>1.0549631227</text:p>
          </table:table-cell>
          <table:table-cell table:formula="of:=[.C6]/[.E6]" office:value-type="float" office:value="1.07137456273733" calcext:value-type="float">
            <text:p>1.0713745627</text:p>
          </table:table-cell>
          <table:table-cell table:formula="of:=[.B6]/[.C6]" office:value-type="float" office:value="13.4293152165202" calcext:value-type="float">
            <text:p>13.4293152165</text:p>
          </table:table-cell>
          <table:table-cell table:formula="of:=[.B6]/[.D6]" office:value-type="float" office:value="12.7296536987483" calcext:value-type="float">
            <text:p>12.7296536987</text:p>
          </table:table-cell>
          <table:table-cell table:formula="of:=[.B6]/[.E6]" office:value-type="float" office:value="14.3878267179611" calcext:value-type="float">
            <text:p>14.387826718</text:p>
          </table:table-cell>
          <table:table-cell/>
          <table:table-cell table:formula="of:=[.C6]/[.F6]" office:value-type="float" office:value="1.53401357846481" calcext:value-type="float">
            <text:p>1.5340135785</text:p>
          </table:table-cell>
          <table:table-cell table:formula="of:=[.D6]/[.F6]" office:value-type="float" office:value="1.61832775495313" calcext:value-type="float">
            <text:p>1.618327755</text:p>
          </table:table-cell>
        </table:table-row>
        <table:table-row table:style-name="ro1">
          <table:table-cell office:value-type="string" calcext:value-type="string">
            <text:p>factor0.2.xml</text:p>
          </table:table-cell>
          <table:table-cell office:value-type="float" office:value="2206098" calcext:value-type="float">
            <text:p>2206098</text:p>
          </table:table-cell>
          <table:table-cell office:value-type="float" office:value="706504" calcext:value-type="float">
            <text:p>706504</text:p>
          </table:table-cell>
          <table:table-cell office:value-type="float" office:value="718287" calcext:value-type="float">
            <text:p>718287</text:p>
          </table:table-cell>
          <table:table-cell office:value-type="float" office:value="727192" calcext:value-type="float">
            <text:p>727192</text:p>
          </table:table-cell>
          <table:table-cell table:formula="of:=8*54907" office:value-type="float" office:value="439256" calcext:value-type="float">
            <text:p>439256</text:p>
          </table:table-cell>
          <table:table-cell table:formula="of:=[.D7]/[.C7]" office:value-type="float" office:value="1.01667789566655" calcext:value-type="float">
            <text:p>1.0166778957</text:p>
          </table:table-cell>
          <table:table-cell table:formula="of:=[.C7]/[.E7]" office:value-type="float" office:value="0.971550842143478" calcext:value-type="float">
            <text:p>0.9715508421</text:p>
          </table:table-cell>
          <table:table-cell table:formula="of:=[.B7]/[.C7]" office:value-type="float" office:value="3.12255556939522" calcext:value-type="float">
            <text:p>3.1225555694</text:p>
          </table:table-cell>
          <table:table-cell table:formula="of:=[.B7]/[.D7]" office:value-type="float" office:value="3.07133221121919" calcext:value-type="float">
            <text:p>3.0713322112</text:p>
          </table:table-cell>
          <table:table-cell table:formula="of:=[.B7]/[.E7]" office:value-type="float" office:value="3.03372149308573" calcext:value-type="float">
            <text:p>3.0337214931</text:p>
          </table:table-cell>
          <table:table-cell/>
          <table:table-cell table:formula="of:=[.C7]/[.F7]" office:value-type="float" office:value="1.60841058517129" calcext:value-type="float">
            <text:p>1.6084105852</text:p>
          </table:table-cell>
          <table:table-cell table:formula="of:=[.D7]/[.F7]" office:value-type="float" office:value="1.63523548909975" calcext:value-type="float">
            <text:p>1.6352354891</text:p>
          </table:table-cell>
        </table:table-row>
        <table:table-row table:style-name="ro1">
          <table:table-cell office:value-type="string" calcext:value-type="string">
            <text:p>factor12.xml</text:p>
          </table:table-cell>
          <table:table-cell office:value-type="float" office:value="131223098" calcext:value-type="float">
            <text:p>131223098</text:p>
          </table:table-cell>
          <table:table-cell office:value-type="float" office:value="7982593" calcext:value-type="float">
            <text:p>7982593</text:p>
          </table:table-cell>
          <table:table-cell office:value-type="float" office:value="17135138" calcext:value-type="float">
            <text:p>17135138</text:p>
          </table:table-cell>
          <table:table-cell office:value-type="float" office:value="8908383" calcext:value-type="float">
            <text:p>8908383</text:p>
          </table:table-cell>
          <table:table-cell table:formula="of:=8*705740" office:value-type="float" office:value="5645920" calcext:value-type="float">
            <text:p>5645920</text:p>
          </table:table-cell>
          <table:table-cell table:formula="of:=[.D8]/[.C8]" office:value-type="float" office:value="2.1465629025556" calcext:value-type="float">
            <text:p>2.1465629026</text:p>
          </table:table-cell>
          <table:table-cell table:formula="of:=[.C8]/[.E8]" office:value-type="float" office:value="0.896076538244932" calcext:value-type="float">
            <text:p>0.8960765382</text:p>
          </table:table-cell>
          <table:table-cell table:formula="of:=[.B8]/[.C8]" office:value-type="float" office:value="16.438655709993" calcext:value-type="float">
            <text:p>16.43865571</text:p>
          </table:table-cell>
          <table:table-cell table:formula="of:=[.B8]/[.D8]" office:value-type="float" office:value="7.65812904453994" calcext:value-type="float">
            <text:p>7.6581290445</text:p>
          </table:table-cell>
          <table:table-cell table:formula="of:=[.B8]/[.E8]" office:value-type="float" office:value="14.7302937020108" calcext:value-type="float">
            <text:p>14.730293702</text:p>
          </table:table-cell>
          <table:table-cell/>
          <table:table-cell table:formula="of:=[.C8]/[.F8]" office:value-type="float" office:value="1.41386930739366" calcext:value-type="float">
            <text:p>1.4138693074</text:p>
          </table:table-cell>
          <table:table-cell table:formula="of:=[.D8]/[.F8]" office:value-type="float" office:value="3.0349594043132" calcext:value-type="float">
            <text:p>3.0349594043</text:p>
          </table:table-cell>
        </table:table-row>
        <table:table-row table:style-name="ro1">
          <table:table-cell office:value-type="string" calcext:value-type="string">
            <text:p>factor1.xml</text:p>
          </table:table-cell>
          <table:table-cell office:value-type="float" office:value="10911668" calcext:value-type="float">
            <text:p>10911668</text:p>
          </table:table-cell>
          <table:table-cell office:value-type="float" office:value="2470257" calcext:value-type="float">
            <text:p>2470257</text:p>
          </table:table-cell>
          <table:table-cell office:value-type="float" office:value="2709349" calcext:value-type="float">
            <text:p>2709349</text:p>
          </table:table-cell>
          <table:table-cell office:value-type="float" office:value="2538137" calcext:value-type="float">
            <text:p>2538137</text:p>
          </table:table-cell>
          <table:table-cell table:formula="of:=8*193997" office:value-type="float" office:value="1551976" calcext:value-type="float">
            <text:p>1551976</text:p>
          </table:table-cell>
          <table:table-cell table:formula="of:=[.D9]/[.C9]" office:value-type="float" office:value="1.09678830988031" calcext:value-type="float">
            <text:p>1.0967883099</text:p>
          </table:table-cell>
          <table:table-cell table:formula="of:=[.C9]/[.E9]" office:value-type="float" office:value="0.973255974756288" calcext:value-type="float">
            <text:p>0.9732559748</text:p>
          </table:table-cell>
          <table:table-cell table:formula="of:=[.B9]/[.C9]" office:value-type="float" office:value="4.41721974677129" calcext:value-type="float">
            <text:p>4.4172197468</text:p>
          </table:table-cell>
          <table:table-cell table:formula="of:=[.B9]/[.D9]" office:value-type="float" office:value="4.02741322731032" calcext:value-type="float">
            <text:p>4.0274132273</text:p>
          </table:table-cell>
          <table:table-cell table:formula="of:=[.B9]/[.E9]" office:value-type="float" office:value="4.29908551035661" calcext:value-type="float">
            <text:p>4.2990855104</text:p>
          </table:table-cell>
          <table:table-cell/>
          <table:table-cell table:formula="of:=[.C9]/[.F9]" office:value-type="float" office:value="1.5916850518307" calcext:value-type="float">
            <text:p>1.5916850518</text:p>
          </table:table-cell>
          <table:table-cell table:formula="of:=[.D9]/[.F9]" office:value-type="float" office:value="1.74574155785914" calcext:value-type="float">
            <text:p>1.7457415579</text:p>
          </table:table-cell>
        </table:table-row>
        <table:table-row table:style-name="ro1">
          <table:table-cell office:value-type="string" calcext:value-type="string">
            <text:p>factor2.xml</text:p>
          </table:table-cell>
          <table:table-cell office:value-type="float" office:value="21851374" calcext:value-type="float">
            <text:p>21851374</text:p>
          </table:table-cell>
          <table:table-cell office:value-type="float" office:value="3826271" calcext:value-type="float">
            <text:p>3826271</text:p>
          </table:table-cell>
          <table:table-cell office:value-type="float" office:value="4638596" calcext:value-type="float">
            <text:p>4638596</text:p>
          </table:table-cell>
          <table:table-cell office:value-type="float" office:value="3996731" calcext:value-type="float">
            <text:p>3996731</text:p>
          </table:table-cell>
          <table:table-cell table:formula="of:=8*311794" office:value-type="float" office:value="2494352" calcext:value-type="float">
            <text:p>2494352</text:p>
          </table:table-cell>
          <table:table-cell table:formula="of:=[.D10]/[.C10]" office:value-type="float" office:value="1.21230200370021" calcext:value-type="float">
            <text:p>1.2123020037</text:p>
          </table:table-cell>
          <table:table-cell table:formula="of:=[.C10]/[.E10]" office:value-type="float" office:value="0.957350144405515" calcext:value-type="float">
            <text:p>0.9573501444</text:p>
          </table:table-cell>
          <table:table-cell table:formula="of:=[.B10]/[.C10]" office:value-type="float" office:value="5.71087986188119" calcext:value-type="float">
            <text:p>5.7108798619</text:p>
          </table:table-cell>
          <table:table-cell table:formula="of:=[.B10]/[.D10]" office:value-type="float" office:value="4.71077325983983" calcext:value-type="float">
            <text:p>4.7107732598</text:p>
          </table:table-cell>
          <table:table-cell table:formula="of:=[.B10]/[.E10]" office:value-type="float" office:value="5.46731166045451" calcext:value-type="float">
            <text:p>5.4673116605</text:p>
          </table:table-cell>
          <table:table-cell/>
          <table:table-cell table:formula="of:=[.C10]/[.F10]" office:value-type="float" office:value="1.53397395395678" calcext:value-type="float">
            <text:p>1.533973954</text:p>
          </table:table-cell>
          <table:table-cell table:formula="of:=[.D10]/[.F10]" office:value-type="float" office:value="1.85963969800573" calcext:value-type="float">
            <text:p>1.859639698</text:p>
          </table:table-cell>
        </table:table-row>
        <table:table-row table:style-name="ro1">
          <table:table-cell office:value-type="string" calcext:value-type="string">
            <text:p>factor4.8.xml</text:p>
          </table:table-cell>
          <table:table-cell office:value-type="float" office:value="52523986" calcext:value-type="float">
            <text:p>52523986</text:p>
          </table:table-cell>
          <table:table-cell office:value-type="float" office:value="6557911" calcext:value-type="float">
            <text:p>6557911</text:p>
          </table:table-cell>
          <table:table-cell office:value-type="float" office:value="8912366" calcext:value-type="float">
            <text:p>8912366</text:p>
          </table:table-cell>
          <table:table-cell office:value-type="float" office:value="6985132" calcext:value-type="float">
            <text:p>6985132</text:p>
          </table:table-cell>
          <table:table-cell table:formula="of:=8*548853" office:value-type="float" office:value="4390824" calcext:value-type="float">
            <text:p>4390824</text:p>
          </table:table-cell>
          <table:table-cell table:formula="of:=[.D11]/[.C11]" office:value-type="float" office:value="1.35902515297936" calcext:value-type="float">
            <text:p>1.359025153</text:p>
          </table:table-cell>
          <table:table-cell table:formula="of:=[.C11]/[.E11]" office:value-type="float" office:value="0.938838521591288" calcext:value-type="float">
            <text:p>0.9388385216</text:p>
          </table:table-cell>
          <table:table-cell table:formula="of:=[.B11]/[.C11]" office:value-type="float" office:value="8.00925569133219" calcext:value-type="float">
            <text:p>8.0092556913</text:p>
          </table:table-cell>
          <table:table-cell table:formula="of:=[.B11]/[.D11]" office:value-type="float" office:value="5.89338296923623" calcext:value-type="float">
            <text:p>5.8933829692</text:p>
          </table:table-cell>
          <table:table-cell table:formula="of:=[.B11]/[.E11]" office:value-type="float" office:value="7.51939777229693" calcext:value-type="float">
            <text:p>7.5193977723</text:p>
          </table:table-cell>
          <table:table-cell/>
          <table:table-cell table:formula="of:=[.C11]/[.F11]" office:value-type="float" office:value="1.49354904683039" calcext:value-type="float">
            <text:p>1.4935490468</text:p>
          </table:table-cell>
          <table:table-cell table:formula="of:=[.D11]/[.F11]" office:value-type="float" office:value="2.02977072185084" calcext:value-type="float">
            <text:p>2.0297707219</text:p>
          </table:table-cell>
        </table:table-row>
        <table:table-row table:style-name="ro1">
          <table:table-cell office:value-type="string" calcext:value-type="string">
            <text:p>factor4.xml</text:p>
          </table:table-cell>
          <table:table-cell office:value-type="float" office:value="43785260" calcext:value-type="float">
            <text:p>43785260</text:p>
          </table:table-cell>
          <table:table-cell office:value-type="float" office:value="5883083" calcext:value-type="float">
            <text:p>5883083</text:p>
          </table:table-cell>
          <table:table-cell office:value-type="float" office:value="7816939" calcext:value-type="float">
            <text:p>7816939</text:p>
          </table:table-cell>
          <table:table-cell office:value-type="float" office:value="6275945" calcext:value-type="float">
            <text:p>6275945</text:p>
          </table:table-cell>
          <table:table-cell table:formula="of:=8*490945" office:value-type="float" office:value="3927560" calcext:value-type="float">
            <text:p>3927560</text:p>
          </table:table-cell>
          <table:table-cell table:formula="of:=[.D12]/[.C12]" office:value-type="float" office:value="1.3287147232157" calcext:value-type="float">
            <text:p>1.3287147232</text:p>
          </table:table-cell>
          <table:table-cell table:formula="of:=[.C12]/[.E12]" office:value-type="float" office:value="0.937401937078798" calcext:value-type="float">
            <text:p>0.9374019371</text:p>
          </table:table-cell>
          <table:table-cell table:formula="of:=[.B12]/[.C12]" office:value-type="float" office:value="7.44257050257493" calcext:value-type="float">
            <text:p>7.4425705026</text:p>
          </table:table-cell>
          <table:table-cell table:formula="of:=[.B12]/[.D12]" office:value-type="float" office:value="5.60133064873603" calcext:value-type="float">
            <text:p>5.6013306487</text:p>
          </table:table-cell>
          <table:table-cell table:formula="of:=[.B12]/[.E12]" office:value-type="float" office:value="6.97668000595926" calcext:value-type="float">
            <text:p>6.976680006</text:p>
          </table:table-cell>
          <table:table-cell/>
          <table:table-cell table:formula="of:=[.C12]/[.F12]" office:value-type="float" office:value="1.49789767692919" calcext:value-type="float">
            <text:p>1.4978976769</text:p>
          </table:table-cell>
          <table:table-cell table:formula="of:=[.D12]/[.F12]" office:value-type="float" office:value="1.99027869720641" calcext:value-type="float">
            <text:p>1.9902786972</text:p>
          </table:table-cell>
        </table:table-row>
        <table:table-row table:style-name="ro1">
          <table:table-cell office:value-type="string" calcext:value-type="string">
            <text:p>factor7.xml</text:p>
          </table:table-cell>
          <table:table-cell office:value-type="float" office:value="76572022" calcext:value-type="float">
            <text:p>76572022</text:p>
          </table:table-cell>
          <table:table-cell office:value-type="float" office:value="7140293" calcext:value-type="float">
            <text:p>7140293</text:p>
          </table:table-cell>
          <table:table-cell office:value-type="float" office:value="11807286" calcext:value-type="float">
            <text:p>11807286</text:p>
          </table:table-cell>
          <table:table-cell office:value-type="float" office:value="7777698" calcext:value-type="float">
            <text:p>7777698</text:p>
          </table:table-cell>
          <table:table-cell table:formula="of:=8*625094" office:value-type="float" office:value="5000752" calcext:value-type="float">
            <text:p>5000752</text:p>
          </table:table-cell>
          <table:table-cell table:formula="of:=[.D13]/[.C13]" office:value-type="float" office:value="1.6536136542296" calcext:value-type="float">
            <text:p>1.6536136542</text:p>
          </table:table-cell>
          <table:table-cell table:formula="of:=[.C13]/[.E13]" office:value-type="float" office:value="0.918047087968702" calcext:value-type="float">
            <text:p>0.918047088</text:p>
          </table:table-cell>
          <table:table-cell table:formula="of:=[.B13]/[.C13]" office:value-type="float" office:value="10.7239327573812" calcext:value-type="float">
            <text:p>10.7239327574</text:p>
          </table:table-cell>
          <table:table-cell table:formula="of:=[.B13]/[.D13]" office:value-type="float" office:value="6.48515010138655" calcext:value-type="float">
            <text:p>6.4851501014</text:p>
          </table:table-cell>
          <table:table-cell table:formula="of:=[.B13]/[.E13]" office:value-type="float" office:value="9.84507523948603" calcext:value-type="float">
            <text:p>9.8450752395</text:p>
          </table:table-cell>
          <table:table-cell/>
          <table:table-cell table:formula="of:=[.C13]/[.F13]" office:value-type="float" office:value="1.42784385228462" calcext:value-type="float">
            <text:p>1.4278438523</text:p>
          </table:table-cell>
          <table:table-cell table:formula="of:=[.D13]/[.F13]" office:value-type="float" office:value="2.36110209024563" calcext:value-type="float">
            <text:p>2.3611020902</text:p>
          </table:table-cell>
        </table:table-row>
        <table:table-row table:style-name="ro1">
          <table:table-cell office:value-type="string" calcext:value-type="string">
            <text:p>JST_gene.chr1.xml</text:p>
          </table:table-cell>
          <table:table-cell office:value-type="float" office:value="769268" calcext:value-type="float">
            <text:p>769268</text:p>
          </table:table-cell>
          <table:table-cell office:value-type="float" office:value="47073" calcext:value-type="float">
            <text:p>47073</text:p>
          </table:table-cell>
          <table:table-cell office:value-type="float" office:value="45356" calcext:value-type="float">
            <text:p>45356</text:p>
          </table:table-cell>
          <table:table-cell office:value-type="float" office:value="44060" calcext:value-type="float">
            <text:p>44060</text:p>
          </table:table-cell>
          <table:table-cell table:formula="of:=8*3672" office:value-type="float" office:value="29376" calcext:value-type="float">
            <text:p>29376</text:p>
          </table:table-cell>
          <table:table-cell table:formula="of:=[.D14]/[.C14]" office:value-type="float" office:value="0.963524738172625" calcext:value-type="float">
            <text:p>0.9635247382</text:p>
          </table:table-cell>
          <table:table-cell table:formula="of:=[.C14]/[.E14]" office:value-type="float" office:value="1.06838402178847" calcext:value-type="float">
            <text:p>1.0683840218</text:p>
          </table:table-cell>
          <table:table-cell table:formula="of:=[.B14]/[.C14]" office:value-type="float" office:value="16.3420219658828" calcext:value-type="float">
            <text:p>16.3420219659</text:p>
          </table:table-cell>
          <table:table-cell table:formula="of:=[.B14]/[.D14]" office:value-type="float" office:value="16.9606667254608" calcext:value-type="float">
            <text:p>16.9606667255</text:p>
          </table:table-cell>
          <table:table-cell table:formula="of:=[.B14]/[.E14]" office:value-type="float" office:value="17.4595551520654" calcext:value-type="float">
            <text:p>17.4595551521</text:p>
          </table:table-cell>
          <table:table-cell/>
          <table:table-cell table:formula="of:=[.C14]/[.F14]" office:value-type="float" office:value="1.60243055555556" calcext:value-type="float">
            <text:p>1.6024305556</text:p>
          </table:table-cell>
          <table:table-cell table:formula="of:=[.D14]/[.F14]" office:value-type="float" office:value="1.54398148148148" calcext:value-type="float">
            <text:p>1.5439814815</text:p>
          </table:table-cell>
        </table:table-row>
        <table:table-row table:style-name="ro1">
          <table:table-cell office:value-type="string" calcext:value-type="string">
            <text:p>JST_snp.chr1.xml</text:p>
          </table:table-cell>
          <table:table-cell office:value-type="float" office:value="4380748" calcext:value-type="float">
            <text:p>4380748</text:p>
          </table:table-cell>
          <table:table-cell office:value-type="float" office:value="232790" calcext:value-type="float">
            <text:p>232790</text:p>
          </table:table-cell>
          <table:table-cell office:value-type="float" office:value="244044" calcext:value-type="float">
            <text:p>244044</text:p>
          </table:table-cell>
          <table:table-cell office:value-type="float" office:value="222668" calcext:value-type="float">
            <text:p>222668</text:p>
          </table:table-cell>
          <table:table-cell table:formula="of:=8*20654" office:value-type="float" office:value="165232" calcext:value-type="float">
            <text:p>165232</text:p>
          </table:table-cell>
          <table:table-cell table:formula="of:=[.D15]/[.C15]" office:value-type="float" office:value="1.04834400103097" calcext:value-type="float">
            <text:p>1.048344001</text:p>
          </table:table-cell>
          <table:table-cell table:formula="of:=[.C15]/[.E15]" office:value-type="float" office:value="1.04545781162987" calcext:value-type="float">
            <text:p>1.0454578116</text:p>
          </table:table-cell>
          <table:table-cell table:formula="of:=[.B15]/[.C15]" office:value-type="float" office:value="18.8184544009622" calcext:value-type="float">
            <text:p>18.818454401</text:p>
          </table:table-cell>
          <table:table-cell table:formula="of:=[.B15]/[.D15]" office:value-type="float" office:value="17.9506482437593" calcext:value-type="float">
            <text:p>17.9506482438</text:p>
          </table:table-cell>
          <table:table-cell table:formula="of:=[.B15]/[.E15]" office:value-type="float" office:value="19.6739001562865" calcext:value-type="float">
            <text:p>19.6739001563</text:p>
          </table:table-cell>
          <table:table-cell/>
          <table:table-cell table:formula="of:=[.C15]/[.F15]" office:value-type="float" office:value="1.40886753171299" calcext:value-type="float">
            <text:p>1.4088675317</text:p>
          </table:table-cell>
          <table:table-cell table:formula="of:=[.D15]/[.F15]" office:value-type="float" office:value="1.47697782511862" calcext:value-type="float">
            <text:p>1.4769778251</text:p>
          </table:table-cell>
        </table:table-row>
        <table:table-row table:style-name="ro1">
          <table:table-cell office:value-type="string" calcext:value-type="string">
            <text:p>nasa.xml</text:p>
          </table:table-cell>
          <table:table-cell office:value-type="float" office:value="2729286" calcext:value-type="float">
            <text:p>2729286</text:p>
          </table:table-cell>
          <table:table-cell office:value-type="float" office:value="346443" calcext:value-type="float">
            <text:p>346443</text:p>
          </table:table-cell>
          <table:table-cell office:value-type="float" office:value="357567" calcext:value-type="float">
            <text:p>357567</text:p>
          </table:table-cell>
          <table:table-cell office:value-type="float" office:value="349851" calcext:value-type="float">
            <text:p>349851</text:p>
          </table:table-cell>
          <table:table-cell table:formula="of:=8*29310" office:value-type="float" office:value="234480" calcext:value-type="float">
            <text:p>234480</text:p>
          </table:table-cell>
          <table:table-cell table:formula="of:=[.D16]/[.C16]" office:value-type="float" office:value="1.0321091781332" calcext:value-type="float">
            <text:p>1.0321091781</text:p>
          </table:table-cell>
          <table:table-cell table:formula="of:=[.C16]/[.E16]" office:value-type="float" office:value="0.990258710136601" calcext:value-type="float">
            <text:p>0.9902587101</text:p>
          </table:table-cell>
          <table:table-cell table:formula="of:=[.B16]/[.C16]" office:value-type="float" office:value="7.87802322459972" calcext:value-type="float">
            <text:p>7.8780232246</text:p>
          </table:table-cell>
          <table:table-cell table:formula="of:=[.B16]/[.D16]" office:value-type="float" office:value="7.63293592529512" calcext:value-type="float">
            <text:p>7.6329359253</text:p>
          </table:table-cell>
          <table:table-cell table:formula="of:=[.B16]/[.E16]" office:value-type="float" office:value="7.8012811168183" calcext:value-type="float">
            <text:p>7.8012811168</text:p>
          </table:table-cell>
          <table:table-cell/>
          <table:table-cell table:formula="of:=[.C16]/[.F16]" office:value-type="float" office:value="1.47749488229273" calcext:value-type="float">
            <text:p>1.4774948823</text:p>
          </table:table-cell>
          <table:table-cell table:formula="of:=[.D16]/[.F16]" office:value-type="float" office:value="1.52493602865916" calcext:value-type="float">
            <text:p>1.5249360287</text:p>
          </table:table-cell>
        </table:table-row>
        <table:table-row table:style-name="ro1">
          <table:table-cell office:value-type="string" calcext:value-type="string">
            <text:p>NCBI_gene.chr1.xml</text:p>
          </table:table-cell>
          <table:table-cell office:value-type="float" office:value="5774419" calcext:value-type="float">
            <text:p>5774419</text:p>
          </table:table-cell>
          <table:table-cell office:value-type="float" office:value="149251" calcext:value-type="float">
            <text:p>149251</text:p>
          </table:table-cell>
          <table:table-cell office:value-type="float" office:value="151713" calcext:value-type="float">
            <text:p>151713</text:p>
          </table:table-cell>
          <table:table-cell office:value-type="float" office:value="162999" calcext:value-type="float">
            <text:p>162999</text:p>
          </table:table-cell>
          <table:table-cell table:formula="of:=8*11459" office:value-type="float" office:value="91672" calcext:value-type="float">
            <text:p>91672</text:p>
          </table:table-cell>
          <table:table-cell table:formula="of:=[.D17]/[.C17]" office:value-type="float" office:value="1.01649570187134" calcext:value-type="float">
            <text:p>1.0164957019</text:p>
          </table:table-cell>
          <table:table-cell table:formula="of:=[.C17]/[.E17]" office:value-type="float" office:value="0.915655924269474" calcext:value-type="float">
            <text:p>0.9156559243</text:p>
          </table:table-cell>
          <table:table-cell table:formula="of:=[.B17]/[.C17]" office:value-type="float" office:value="38.6893153144703" calcext:value-type="float">
            <text:p>38.6893153145</text:p>
          </table:table-cell>
          <table:table-cell table:formula="of:=[.B17]/[.D17]" office:value-type="float" office:value="38.0614647393434" calcext:value-type="float">
            <text:p>38.0614647393</text:p>
          </table:table-cell>
          <table:table-cell table:formula="of:=[.B17]/[.E17]" office:value-type="float" office:value="35.4261007736244" calcext:value-type="float">
            <text:p>35.4261007736</text:p>
          </table:table-cell>
          <table:table-cell/>
          <table:table-cell table:formula="of:=[.C17]/[.F17]" office:value-type="float" office:value="1.62809800157082" calcext:value-type="float">
            <text:p>1.6280980016</text:p>
          </table:table-cell>
          <table:table-cell table:formula="of:=[.D17]/[.F17]" office:value-type="float" office:value="1.65495462082206" calcext:value-type="float">
            <text:p>1.6549546208</text:p>
          </table:table-cell>
        </table:table-row>
        <table:table-row table:style-name="ro1">
          <table:table-cell office:value-type="string" calcext:value-type="string">
            <text:p>large/NCBI_snp.chr1.xml</text:p>
          </table:table-cell>
          <table:table-cell office:value-type="float" office:value="142361806" calcext:value-type="float">
            <text:p>142361806</text:p>
          </table:table-cell>
          <table:table-cell office:value-type="float" office:value="1674" calcext:value-type="float">
            <text:p>1674</text:p>
          </table:table-cell>
          <table:table-cell table:number-columns-repeated="2" office:value-type="float" office:value="1942" calcext:value-type="float">
            <text:p>1942</text:p>
          </table:table-cell>
          <table:table-cell table:formula="of:=8*262" office:value-type="float" office:value="2096" calcext:value-type="float">
            <text:p>2096</text:p>
          </table:table-cell>
          <table:table-cell table:formula="of:=[.D18]/[.C18]" office:value-type="float" office:value="1.16009557945042" calcext:value-type="float">
            <text:p>1.1600955795</text:p>
          </table:table-cell>
          <table:table-cell table:formula="of:=[.C18]/[.E18]" office:value-type="float" office:value="0.861997940267765" calcext:value-type="float">
            <text:p>0.8619979403</text:p>
          </table:table-cell>
          <table:table-cell table:style-name="ce2" office:value-type="string" calcext:value-type="string">
            <text:p>⇐</text:p>
          </table:table-cell>
          <table:table-cell office:value-type="string" calcext:value-type="string">
            <text:p>obscenely large</text:p>
          </table:table-cell>
          <table:table-cell office:value-type="string" calcext:value-type="string">
            <text:p>⇒</text:p>
          </table:table-cell>
          <table:table-cell/>
          <table:table-cell table:formula="of:=[.C18]/[.F18]" office:value-type="float" office:value="0.798664122137405" calcext:value-type="float">
            <text:p>0.7986641221</text:p>
          </table:table-cell>
          <table:table-cell table:formula="of:=[.D18]/[.F18]" office:value-type="float" office:value="0.926526717557252" calcext:value-type="float">
            <text:p>0.9265267176</text:p>
          </table:table-cell>
        </table:table-row>
        <table:table-row table:style-name="ro1">
          <table:table-cell office:value-type="string" calcext:value-type="string">
            <text:p>proteins.xml</text:p>
          </table:table-cell>
          <table:table-cell office:value-type="float" office:value="138526650" calcext:value-type="float">
            <text:p>138526650</text:p>
          </table:table-cell>
          <table:table-cell office:value-type="float" office:value="7247377" calcext:value-type="float">
            <text:p>7247377</text:p>
          </table:table-cell>
          <table:table-cell office:value-type="float" office:value="7590997" calcext:value-type="float">
            <text:p>7590997</text:p>
          </table:table-cell>
          <table:table-cell office:value-type="float" office:value="7316787" calcext:value-type="float">
            <text:p>7316787</text:p>
          </table:table-cell>
          <table:table-cell table:formula="of:=8*614892" office:value-type="float" office:value="4919136" calcext:value-type="float">
            <text:p>4919136</text:p>
          </table:table-cell>
          <table:table-cell table:formula="of:=[.D19]/[.C19]" office:value-type="float" office:value="1.04741301577109" calcext:value-type="float">
            <text:p>1.0474130158</text:p>
          </table:table-cell>
          <table:table-cell table:formula="of:=[.C19]/[.E19]" office:value-type="float" office:value="0.990513595653393" calcext:value-type="float">
            <text:p>0.9905135957</text:p>
          </table:table-cell>
          <table:table-cell table:formula="of:=[.B19]/[.C19]" office:value-type="float" office:value="19.1140394655887" calcext:value-type="float">
            <text:p>19.1140394656</text:p>
          </table:table-cell>
          <table:table-cell table:formula="of:=[.B19]/[.D19]" office:value-type="float" office:value="18.2488084239791" calcext:value-type="float">
            <text:p>18.248808424</text:p>
          </table:table-cell>
          <table:table-cell table:formula="of:=[.B19]/[.E19]" office:value-type="float" office:value="18.9327159585211" calcext:value-type="float">
            <text:p>18.9327159585</text:p>
          </table:table-cell>
          <table:table-cell/>
          <table:table-cell table:formula="of:=[.C19]/[.F19]" office:value-type="float" office:value="1.47330283204205" calcext:value-type="float">
            <text:p>1.473302832</text:p>
          </table:table-cell>
          <table:table-cell table:formula="of:=[.D19]/[.F19]" office:value-type="float" office:value="1.54315656245324" calcext:value-type="float">
            <text:p>1.5431565625</text:p>
          </table:table-cell>
        </table:table-row>
        <table:table-row table:style-name="ro1">
          <table:table-cell office:value-type="string" calcext:value-type="string">
            <text:p>SwissProt.xml</text:p>
          </table:table-cell>
          <table:table-cell office:value-type="float" office:value="18749834" calcext:value-type="float">
            <text:p>18749834</text:p>
          </table:table-cell>
          <table:table-cell office:value-type="float" office:value="4888216" calcext:value-type="float">
            <text:p>4888216</text:p>
          </table:table-cell>
          <table:table-cell office:value-type="float" office:value="5040374" calcext:value-type="float">
            <text:p>5040374</text:p>
          </table:table-cell>
          <table:table-cell office:value-type="float" office:value="5140041" calcext:value-type="float">
            <text:p>5140041</text:p>
          </table:table-cell>
          <table:table-cell table:formula="of:=8*395417" office:value-type="float" office:value="3163336" calcext:value-type="float">
            <text:p>3163336</text:p>
          </table:table-cell>
          <table:table-cell table:formula="of:=[.D20]/[.C20]" office:value-type="float" office:value="1.03112751155023" calcext:value-type="float">
            <text:p>1.0311275116</text:p>
          </table:table-cell>
          <table:table-cell table:formula="of:=[.C20]/[.E20]" office:value-type="float" office:value="0.951007200137119" calcext:value-type="float">
            <text:p>0.9510072001</text:p>
          </table:table-cell>
          <table:table-cell table:formula="of:=[.B20]/[.C20]" office:value-type="float" office:value="3.83572125290699" calcext:value-type="float">
            <text:p>3.8357212529</text:p>
          </table:table-cell>
          <table:table-cell table:formula="of:=[.B20]/[.D20]" office:value-type="float" office:value="3.71992911637113" calcext:value-type="float">
            <text:p>3.7199291164</text:p>
          </table:table-cell>
          <table:table-cell table:formula="of:=[.B20]/[.E20]" office:value-type="float" office:value="3.64779852923352" calcext:value-type="float">
            <text:p>3.6477985292</text:p>
          </table:table-cell>
          <table:table-cell/>
          <table:table-cell table:formula="of:=[.C20]/[.F20]" office:value-type="float" office:value="1.5452724592013" calcext:value-type="float">
            <text:p>1.5452724592</text:p>
          </table:table-cell>
          <table:table-cell table:formula="of:=[.D20]/[.F20]" office:value-type="float" office:value="1.59337294552333" calcext:value-type="float">
            <text:p>1.5933729455</text:p>
          </table:table-cell>
        </table:table-row>
        <table:table-row table:style-name="ro1">
          <table:table-cell office:value-type="string" calcext:value-type="string">
            <text:p>treebank_e.xml</text:p>
          </table:table-cell>
          <table:table-cell office:value-type="float" office:value="19168484" calcext:value-type="float">
            <text:p>19168484</text:p>
          </table:table-cell>
          <table:table-cell office:value-type="float" office:value="9714787" calcext:value-type="float">
            <text:p>9714787</text:p>
          </table:table-cell>
          <table:table-cell office:value-type="float" office:value="9755395" calcext:value-type="float">
            <text:p>9755395</text:p>
          </table:table-cell>
          <table:table-cell office:value-type="float" office:value="9827647" calcext:value-type="float">
            <text:p>9827647</text:p>
          </table:table-cell>
          <table:table-cell table:formula="of:=8*830324" office:value-type="float" office:value="6642592" calcext:value-type="float">
            <text:p>6642592</text:p>
          </table:table-cell>
          <table:table-cell table:formula="of:=[.D21]/[.C21]" office:value-type="float" office:value="1.00418001959281" calcext:value-type="float">
            <text:p>1.0041800196</text:p>
          </table:table-cell>
          <table:table-cell table:formula="of:=[.C21]/[.E21]" office:value-type="float" office:value="0.988516071039182" calcext:value-type="float">
            <text:p>0.988516071</text:p>
          </table:table-cell>
          <table:table-cell table:formula="of:=[.B21]/[.C21]" office:value-type="float" office:value="1.97312447509142" calcext:value-type="float">
            <text:p>1.9731244751</text:p>
          </table:table-cell>
          <table:table-cell table:formula="of:=[.B21]/[.D21]" office:value-type="float" office:value="1.96491110816118" calcext:value-type="float">
            <text:p>1.9649111082</text:p>
          </table:table-cell>
          <table:table-cell table:formula="of:=[.B21]/[.E21]" office:value-type="float" office:value="1.95046525378862" calcext:value-type="float">
            <text:p>1.9504652538</text:p>
          </table:table-cell>
          <table:table-cell/>
          <table:table-cell table:formula="of:=[.C21]/[.F21]" office:value-type="float" office:value="1.46249942793416" calcext:value-type="float">
            <text:p>1.4624994279</text:p>
          </table:table-cell>
          <table:table-cell table:formula="of:=[.D21]/[.F21]" office:value-type="float" office:value="1.4686127041974" calcext:value-type="float">
            <text:p>1.4686127042</text:p>
          </table:table-cell>
        </table:table-row>
        <table:table-row table:style-name="ro1">
          <table:table-cell office:value-type="string" calcext:value-type="string">
            <text:p>uwm.xml</text:p>
          </table:table-cell>
          <table:table-cell office:value-type="float" office:value="299924" calcext:value-type="float">
            <text:p>299924</text:p>
          </table:table-cell>
          <table:table-cell office:value-type="float" office:value="17578" calcext:value-type="float">
            <text:p>17578</text:p>
          </table:table-cell>
          <table:table-cell office:value-type="float" office:value="18714" calcext:value-type="float">
            <text:p>18714</text:p>
          </table:table-cell>
          <table:table-cell office:value-type="float" office:value="17012" calcext:value-type="float">
            <text:p>17012</text:p>
          </table:table-cell>
          <table:table-cell table:formula="of:=8*1366" office:value-type="float" office:value="10928" calcext:value-type="float">
            <text:p>10928</text:p>
          </table:table-cell>
          <table:table-cell table:formula="of:=[.D22]/[.C22]" office:value-type="float" office:value="1.06462623734213" calcext:value-type="float">
            <text:p>1.0646262373</text:p>
          </table:table-cell>
          <table:table-cell table:formula="of:=[.C22]/[.E22]" office:value-type="float" office:value="1.03327063249471" calcext:value-type="float">
            <text:p>1.0332706325</text:p>
          </table:table-cell>
          <table:table-cell table:formula="of:=[.B22]/[.C22]" office:value-type="float" office:value="17.0624644441916" calcext:value-type="float">
            <text:p>17.0624644442</text:p>
          </table:table-cell>
          <table:table-cell table:formula="of:=[.B22]/[.D22]" office:value-type="float" office:value="16.0267179651598" calcext:value-type="float">
            <text:p>16.0267179652</text:p>
          </table:table-cell>
          <table:table-cell table:formula="of:=[.B22]/[.E22]" office:value-type="float" office:value="17.6301434281684" calcext:value-type="float">
            <text:p>17.6301434282</text:p>
          </table:table-cell>
          <table:table-cell/>
          <table:table-cell table:formula="of:=[.C22]/[.F22]" office:value-type="float" office:value="1.60852855051245" calcext:value-type="float">
            <text:p>1.6085285505</text:p>
          </table:table-cell>
          <table:table-cell table:formula="of:=[.D22]/[.F22]" office:value-type="float" office:value="1.71248169838946" calcext:value-type="float">
            <text:p>1.7124816984</text:p>
          </table:table-cell>
        </table:table-row>
        <table:table-row table:style-name="ro1">
          <table:table-cell office:value-type="string" calcext:value-type="string">
            <text:p>wiki.xml</text:p>
          </table:table-cell>
          <table:table-cell office:value-type="float" office:value="9939339" calcext:value-type="float">
            <text:p>9939339</text:p>
          </table:table-cell>
          <table:table-cell office:value-type="float" office:value="850705" calcext:value-type="float">
            <text:p>850705</text:p>
          </table:table-cell>
          <table:table-cell office:value-type="float" office:value="929754" calcext:value-type="float">
            <text:p>929754</text:p>
          </table:table-cell>
          <table:table-cell office:value-type="float" office:value="787749" calcext:value-type="float">
            <text:p>787749</text:p>
          </table:table-cell>
          <table:table-cell table:formula="of:=8*75090" office:value-type="float" office:value="600720" calcext:value-type="float">
            <text:p>600720</text:p>
          </table:table-cell>
          <table:table-cell table:formula="of:=[.D23]/[.C23]" office:value-type="float" office:value="1.09292175313417" calcext:value-type="float">
            <text:p>1.0929217531</text:p>
          </table:table-cell>
          <table:table-cell table:formula="of:=[.C23]/[.E23]" office:value-type="float" office:value="1.07991885740255" calcext:value-type="float">
            <text:p>1.0799188574</text:p>
          </table:table-cell>
          <table:table-cell table:formula="of:=[.B23]/[.C23]" office:value-type="float" office:value="11.6836494436967" calcext:value-type="float">
            <text:p>11.6836494437</text:p>
          </table:table-cell>
          <table:table-cell table:formula="of:=[.B23]/[.D23]" office:value-type="float" office:value="10.6902890441988" calcext:value-type="float">
            <text:p>10.6902890442</text:p>
          </table:table-cell>
          <table:table-cell table:formula="of:=[.B23]/[.E23]" office:value-type="float" office:value="12.6173933575289" calcext:value-type="float">
            <text:p>12.6173933575</text:p>
          </table:table-cell>
          <table:table-cell/>
          <table:table-cell table:formula="of:=[.C23]/[.F23]" office:value-type="float" office:value="1.41614229591157" calcext:value-type="float">
            <text:p>1.4161422959</text:p>
          </table:table-cell>
          <table:table-cell table:formula="of:=[.D23]/[.F23]" office:value-type="float" office:value="1.54773272073512" calcext:value-type="float">
            <text:p>1.547732720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avg</text:p>
          </table:table-cell>
          <table:table-cell table:style-name="ce1" table:formula="of:=AVERAGE([.G2:.G23])" office:value-type="float" office:value="1.1555917760171" calcext:value-type="float">
            <text:p>1.155591776</text:p>
          </table:table-cell>
          <table:table-cell table:formula="of:=AVERAGE([.H2:.H23])" office:value-type="float" office:value="0.995836358435055" calcext:value-type="float">
            <text:p>0.9958363584</text:p>
          </table:table-cell>
          <table:table-cell table:style-name="ce1" table:formula="of:=AVERAGE([.I2:.I23])" office:value-type="float" office:value="12.2499560767861" calcext:value-type="float">
            <text:p>12.2499560768</text:p>
          </table:table-cell>
          <table:table-cell table:style-name="ce1" table:formula="of:=AVERAGE([.J2:.J23])" office:value-type="float" office:value="11.1715069101623" calcext:value-type="float">
            <text:p>11.1715069102</text:p>
          </table:table-cell>
          <table:table-cell table:formula="of:=AVERAGE([.K2:.K23])" office:value-type="float" office:value="12.3361201311523" calcext:value-type="float">
            <text:p>12.3361201312</text:p>
          </table:table-cell>
          <table:table-cell/>
          <table:table-cell table:style-name="ce1" table:formula="of:=AVERAGE([.M2:.M23])" office:value-type="float" office:value="1.44591413310322" calcext:value-type="float">
            <text:p>1.4459141331</text:p>
          </table:table-cell>
          <table:table-cell table:style-name="ce1" table:formula="of:=AVERAGE([.N2:.N23])" office:value-type="float" office:value="1.66703261895089" calcext:value-type="float">
            <text:p>1.667032619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edian</text:p>
          </table:table-cell>
          <table:table-cell table:style-name="ce1" table:formula="of:=MEDIAN([.G2:.G23])" office:value-type="float" office:value="1.05611487615189" calcext:value-type="float">
            <text:p>1.0561148762</text:p>
          </table:table-cell>
          <table:table-cell table:formula="of:=MEDIAN([.H2:.H23])" office:value-type="float" office:value="0.981465243624474" calcext:value-type="float">
            <text:p>0.9814652436</text:p>
          </table:table-cell>
          <table:table-cell table:style-name="ce1" table:formula="of:=MEDIAN([.I2:.I23])" office:value-type="float" office:value="10.7239327573812" calcext:value-type="float">
            <text:p>10.7239327574</text:p>
          </table:table-cell>
          <table:table-cell table:style-name="ce1" table:formula="of:=MEDIAN([.J2:.J23])" office:value-type="float" office:value="7.65812904453994" calcext:value-type="float">
            <text:p>7.6581290445</text:p>
          </table:table-cell>
          <table:table-cell table:formula="of:=MEDIAN([.K2:.K23])" office:value-type="float" office:value="9.94451231157372" calcext:value-type="float">
            <text:p>9.9445123116</text:p>
          </table:table-cell>
          <table:table-cell/>
          <table:table-cell table:style-name="ce1" table:formula="of:=MEDIAN([.M2:.M23])" office:value-type="float" office:value="1.47539885716739" calcext:value-type="float">
            <text:p>1.4753988572</text:p>
          </table:table-cell>
          <table:table-cell table:style-name="ce1" table:formula="of:=MEDIAN([.N2:.N23])" office:value-type="float" office:value="1.57055283312923" calcext:value-type="float">
            <text:p>1.570552833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number-columns-repeated="3" office:value-type="string" calcext:value-type="string">
            <text:p>^ bits for</text:p>
          </table:table-cell>
          <table:table-cell office:value-type="string" calcext:value-type="string">
            <text:p>^ bits for old</text:p>
          </table:table-cell>
          <table:table-cell/>
          <table:table-cell office:value-type="string" calcext:value-type="string">
            <text:p>^ repair combiner</text:p>
          </table:table-cell>
          <table:table-cell office:value-type="string" calcext:value-type="string">
            <text:p>^ new repair</text:p>
          </table:table-cell>
          <table:table-cell office:value-type="string" calcext:value-type="string">
            <text:p>^ median compression ratio with</text:p>
          </table:table-cell>
          <table:table-cell table:number-columns-repeated="3"/>
          <table:table-cell office:value-type="string" calcext:value-type="string">
            <text:p>^ less than 50% worse, 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ccinct</text:p>
          </table:table-cell>
          <table:table-cell office:value-type="string" calcext:value-type="string">
            <text:p>new repair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repair combiner</text:p>
          </table:table-cell>
          <table:table-cell/>
          <table:table-cell office:value-type="string" calcext:value-type="string">
            <text:p>definitely helps</text:p>
          </table:table-cell>
          <table:table-cell office:value-type="string" calcext:value-type="string">
            <text:p>combiner is</text:p>
          </table:table-cell>
          <table:table-cell office:value-type="string" calcext:value-type="string">
            <text:p>repair combiner is a lot higher than</text:p>
          </table:table-cell>
          <table:table-cell table:number-columns-repeated="3"/>
          <table:table-cell office:value-type="string" calcext:value-type="string">
            <text:p>great but we have navi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ding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top tree</text:p>
          </table:table-cell>
          <table:table-cell table:number-columns-repeated="3"/>
          <table:table-cell office:value-type="string" calcext:value-type="string">
            <text:p>better than the</text:p>
          </table:table-cell>
          <table:table-cell office:value-type="string" calcext:value-type="string">
            <text:p>that achieved by standard Top Tree</text:p>
          </table:table-cell>
          <table:table-cell table:number-columns-repeated="3"/>
          <table:table-cell office:value-type="string" calcext:value-type="string">
            <text:p>and provable bounds et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th min.</text:p>
          </table:table-cell>
          <table:table-cell office:value-type="string" calcext:value-type="string">
            <text:p>compression</text:p>
          </table:table-cell>
          <table:table-cell table:number-columns-repeated="3"/>
          <table:table-cell office:value-type="string" calcext:value-type="string">
            <text:p>old one (even</text:p>
          </table:table-cell>
          <table:table-cell office:value-type="string" calcext:value-type="string">
            <text:p>Compress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rge ratio</text:p>
          </table:table-cell>
          <table:table-cell table:number-columns-repeated="4"/>
          <table:table-cell office:value-type="string" calcext:value-type="string">
            <text:p>if not by muc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amet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=1.2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09:57:15.165768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3T11:26:32.856157879</dc:date>
    <meta:editing-duration>PT5H42M17S</meta:editing-duration>
    <meta:editing-cycles>27</meta:editing-cycles>
    <meta:generator>LibreOffice/4.3.3.2$Linux_X86_64 LibreOffice_project/430m0$Build-2</meta:generator>
    <meta:document-statistic meta:table-count="1" meta:cell-count="345" meta:object-count="0"/>
  </office:meta>
</office:document-meta>
</file>